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86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35.46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147.26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33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5_20_ATOM_20_Echo">
      <style:table-properties table:display="true" style:writing-mode="lr-tb"/>
    </style:style>
    <style:style style:name="ce1" style:family="table-cell" style:parent-style-name="Default">
      <style:table-cell-properties fo:background-color="#3c7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8e7cc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3c7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5 ATOM Ech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How Many</text:p>
          </table:table-cell>
          <table:table-cell table:style-name="ce7" office:value-type="string" calcext:value-type="string">
            <text:p>Unit Price</text:p>
          </table:table-cell>
          <table:table-cell table:style-name="ce1" office:value-type="string" calcext:value-type="string">
            <text:p>Unites per order</text:p>
          </table:table-cell>
          <table:table-cell table:style-name="ce9" office:value-type="string" calcext:value-type="string">
            <text:p>Perchase Link</text:p>
          </table:table-cell>
          <table:table-cell table:style-name="ce9" office:value-type="string" calcext:value-type="string">
            <text:p>Mouser Link</text:p>
          </table:table-cell>
          <table:table-cell table:style-name="ce12" table:formula="of:=SUM([.D2:.D6])" office:value-type="float" office:value="42.38" calcext:value-type="float">
            <text:p>$42.38</text:p>
          </table:table-cell>
          <table:table-cell table:style-name="ce14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ATOM Echo Smart Speaker Development Kit</text:p>
          </table:table-cell>
          <table:table-cell table:style-name="ce6" office:value-type="string" calcext:value-type="string">
            <text:p>C008-C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3.5" calcext:value-type="float">
            <text:p>$13.5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shop.m5stack.com/products/atom-echo-smart-speaker-dev-kit" xlink:type="simple">https://shop.m5stack.com/products/atom-echo-smart-speaker-dev-kit</text:a></text:p>
          </table:table-cell>
          <table:table-cell table:style-name="ce10" office:value-type="string" calcext:value-type="string">
            <text:p><text:a xlink:href="https://www.mouser.com/ProductDetail/170-C008-C" xlink:type="simple">https://www.mouser.com/ProductDetail/170-C008-C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werBoost 1000 Charger</text:p>
          </table:table-cell>
          <table:table-cell table:style-name="ce6" office:value-type="float" office:value="2465" calcext:value-type="float">
            <text:p>246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9.95" calcext:value-type="float">
            <text:p>$19.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dafruit.com/product/2465" xlink:type="simple">https://www.adafruit.com/product/2465</text:a></text:p>
          </table:table-cell>
          <table:table-cell table:style-name="ce10" office:value-type="string" calcext:value-type="string">
            <text:p><text:a xlink:href="https://www.mouser.com/ProductDetail/485-2465" xlink:type="simple">https://www.mouser.com/ProductDetail/485-2465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actile Switches 12MM TACTILE PB SWITCH</text:p>
          </table:table-cell>
          <table:table-cell table:style-name="ce6" office:value-type="string" calcext:value-type="string">
            <text:p>FSM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28" calcext:value-type="float">
            <text:p>$0.28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mouser.com/ProductDetail/506-FSM103" xlink:type="simple">https://www.mouser.com/ProductDetail/506-FSM103</text:a></text:p>
          </table:table-cell>
          <table:table-cell table:style-name="ce10" office:value-type="string" calcext:value-type="string">
            <text:p><text:a xlink:href="https://www.mouser.com/ProductDetail/506-FSM103" xlink:type="simple">https://www.mouser.com/ProductDetail/506-FSM103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lide Switches DPDT THRU HOLE .3A</text:p>
          </table:table-cell>
          <table:table-cell table:style-name="ce6" office:value-type="string" calcext:value-type="string">
            <text:p>JS202011CQ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" calcext:value-type="float">
            <text:p>$0.7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mouser.com/ProductDetail/611-JS202011CQN" xlink:type="simple">https://www.mouser.com/ProductDetail/611-JS202011CQN</text:a></text:p>
          </table:table-cell>
          <table:table-cell table:style-name="ce10" office:value-type="string" calcext:value-type="string">
            <text:p><text:a xlink:href="https://www.mouser.com/ProductDetail/611-JS202011CQN" xlink:type="simple">https://www.mouser.com/ProductDetail/611-JS202011CQN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thium Ion Polymer Battery - 3.7v 500mAh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7.95" calcext:value-type="float">
            <text:p>$7.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dafruit.com/product/1578" xlink:type="simple">https://www.adafruit.com/product/1578</text:a></text:p>
          </table:table-cell>
          <table:table-cell table:style-name="ce10" office:value-type="string" calcext:value-type="string">
            <text:p><text:a xlink:href="https://www.mouser.com/ProductDetail/485-1578" xlink:type="simple">https://www.mouser.com/ProductDetail/485-1578</text:a></text:p>
          </table:table-cell>
          <table:table-cell table:number-columns-repeated="1017"/>
        </table:table-row>
        <table:table-row table:style-name="ro2" table:number-rows-repeated="3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Wires</text:p>
          </table:table-cell>
          <table:covered-table-cell table:number-columns-repeated="6"/>
          <table:table-cell table:style-name="ce13" table:formula="of:=SUM([.D11:.D14])" office:value-type="float" office:value="4.8" calcext:value-type="float">
            <text:p>$4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ilicone Cover Stranded-Core Wire - 25ft 26AWG - Black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95" calcext:value-type="float">
            <text:p>$0.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dafruit.com/product/1881" xlink:type="simple">https://www.adafruit.com/product/1881</text:a></text:p>
          </table:table-cell>
          <table:table-cell table:style-name="ce10" office:value-type="string" calcext:value-type="string">
            <text:p><text:a xlink:href="https://www.mouser.com/ProductDetail/485-1881" xlink:type="simple">https://www.mouser.com/ProductDetail/485-1881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licone Cover Stranded-Core Wire - 25ft 26AWG - Red</text:p>
          </table:table-cell>
          <table:table-cell table:style-name="ce6" office:value-type="float" office:value="1877" calcext:value-type="float">
            <text:p>187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95" calcext:value-type="float">
            <text:p>$0.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dafruit.com/product/1877" xlink:type="simple">https://www.adafruit.com/product/1877</text:a></text:p>
          </table:table-cell>
          <table:table-cell table:style-name="ce10" office:value-type="string" calcext:value-type="string">
            <text:p><text:a xlink:href="https://www.mouser.com/ProductDetail/485-1877" xlink:type="simple">https://www.mouser.com/ProductDetail/485-1877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licone Cover Stranded-Core Wire - 25ft 26AWG - Yellow</text:p>
          </table:table-cell>
          <table:table-cell table:style-name="ce6" office:value-type="float" office:value="1879" calcext:value-type="float">
            <text:p>187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95" calcext:value-type="float">
            <text:p>$0.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dafruit.com/product/1879" xlink:type="simple">https://www.adafruit.com/product/1879</text:a></text:p>
          </table:table-cell>
          <table:table-cell table:style-name="ce10" office:value-type="string" calcext:value-type="string">
            <text:p><text:a xlink:href="https://www.mouser.com/ProductDetail/485-1879" xlink:type="simple">https://www.mouser.com/ProductDetail/485-1879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remium Male/Male Jumper Wires - 20 x 3" (75mm)</text:p>
          </table:table-cell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95" calcext:value-type="float">
            <text:p>$1.95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<text:a xlink:href="https://www.adafruit.com/product/1956" xlink:type="simple">https://www.adafruit.com/product/1956</text:a></text:p>
          </table:table-cell>
          <table:table-cell table:style-name="ce10" office:value-type="string" calcext:value-type="string">
            <text:p><text:a xlink:href="https://www.mouser.com/ProductDetail/485-1956" xlink:type="simple">https://www.mouser.com/ProductDetail/485-1956</text:a></text:p>
          </table:table-cell>
          <table:table-cell table:number-columns-repeated="1017"/>
        </table:table-row>
        <table:table-row table:style-name="ro2" table:number-rows-repeated="3">
          <table:table-cell table:style-name="ce2"/>
          <table:table-cell table:style-name="ce6" table:number-columns-repeated="2"/>
          <table:table-cell table:style-name="ce8"/>
          <table:table-cell table:style-name="ce6"/>
          <table:table-cell table:style-name="ce11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7" table:number-rows-spanned="1">
            <text:p>Optional Addon</text:p>
          </table:table-cell>
          <table:covered-table-cell table:number-columns-repeated="6"/>
          <table:table-cell table:style-name="ce13" table:formula="of:=SUM([.D19])" office:value-type="float" office:value="3.95" calcext:value-type="float">
            <text:p>$3.9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dafruit Mono 2.5W Class D Audio Amplifier - PAM8302</text:p>
          </table:table-cell>
          <table:table-cell table:style-name="ce6" office:value-type="float" office:value="2130" calcext:value-type="float">
            <text:p>21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.95" calcext:value-type="float">
            <text:p>$3.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www.adafruit.com/product/2130" xlink:type="simple">https://www.adafruit.com/product/2130</text:a></text:p>
          </table:table-cell>
          <table:table-cell table:style-name="ce10" office:value-type="string" calcext:value-type="string">
            <text:p><text:a xlink:href="https://www.mouser.com/ProductDetail/485-2130" xlink:type="simple">https://www.mouser.com/ProductDetail/485-2130</text:a></text:p>
          </table:table-cell>
          <table:table-cell table:number-columns-repeated="1017"/>
        </table:table-row>
        <table:table-row table:style-name="ro2" table:number-rows-repeated="981">
          <table:table-cell table:style-name="ce2"/>
          <table:table-cell table:style-name="ce6" table:number-columns-repeated="2"/>
          <table:table-cell table:style-name="ce8"/>
          <table:table-cell table:style-name="ce6"/>
          <table:table-cell table:style-name="ce11" table:number-columns-repeated="2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5_20_ATOM_20_Echo" style:display-name="PageStyle_M5 ATOM Ech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